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ist_20_3"/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7f0055" style:font-name="Courier New2" fo:font-size="12pt" fo:font-style="normal" fo:font-weight="bold" style:font-name-asian="Courier New2" style:font-size-asian="12pt" style:font-style-asian="normal" style:font-weight-asian="bold" style:font-name-complex="Courier New2" style:font-size-complex="12pt" style:font-style-complex="normal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font-name="Courier New2" fo:font-size="12pt" fo:font-style="normal" style:font-name-asian="Courier New2" style:font-size-asian="12pt" style:font-style-asian="normal" style:font-name-complex="Courier New2" style:font-size-complex="12pt" style:font-style-complex="normal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000000" fo:font-style="normal" style:font-style-asian="normal" style:font-style-complex="normal"/>
    </style:style>
    <style:style style:name="T9" style:family="text">
      <style:text-properties fo:color="#3f7f5f"/>
    </style:style>
    <style:style style:name="T10" style:family="text">
      <style:text-properties fo:color="#3f7f5f" style:font-name="Courier New2" fo:font-size="12pt" fo:font-style="normal" style:font-name-asian="Courier New2" style:font-size-asian="12pt" style:font-style-asian="normal" style:font-name-complex="Courier New2" style:font-size-complex="12pt" style:font-style-complex="normal"/>
    </style:style>
    <style:style style:name="T11" style:family="text">
      <style:text-properties fo:color="#0000c0"/>
    </style:style>
    <style:style style:name="T12" style:family="text">
      <style:text-properties fo:color="#0000c0" fo:font-style="italic" style:font-style-asian="italic" style:font-style-complex="italic"/>
    </style:style>
    <style:style style:name="T13" style:family="text">
      <style:text-properties fo:color="#0000c0" style:font-name="Courier New2" fo:font-size="12pt" fo:font-style="italic" style:font-name-asian="Courier New2" style:font-size-asian="12pt" style:font-style-asian="italic" style:font-name-complex="Courier New2" style:font-size-complex="12pt" style:font-style-complex="italic"/>
    </style:style>
    <style:style style:name="T14" style:family="text">
      <style:text-properties fo:color="#2a00ff"/>
    </style:style>
    <style:style style:name="T15" style:family="text">
      <style:text-properties fo:color="#2a00ff"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Sect1" style:family="section">
      <style:section-properties fo:background-color="#ffffcc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"><text:a xlink:type="simple" xlink:href="#1.Meine Java Referenz|outline" text:style-name="Internet_20_link" text:visited-style-name="Internet_20_link">1. </text:a>Meine Java Referenz<text:tab/>1</text:p>
          <text:p text:style-name="P3"><text:a xlink:type="simple" xlink:href="#1.1.Ziele|outline" text:style-name="Internet_20_link" text:visited-style-name="Internet_20_link">1.1. </text:a>Ziele<text:tab/>1</text:p>
          <text:p text:style-name="P3"><text:a xlink:type="simple" xlink:href="#1.2.Meine Java-Referenz: Grundlagen|outline" text:style-name="Internet_20_link" text:visited-style-name="Internet_20_link">1.2. </text:a>Meine Java-Referenz: Grundlagen<text:tab/>1</text:p>
          <text:p text:style-name="P3"><text:a xlink:type="simple" xlink:href="#1.3.Meine Java Referenz: GUI|outline" text:style-name="Internet_20_link" text:visited-style-name="Internet_20_link">1.3. </text:a>Meine Java Referenz: GUI<text:tab/>3</text:p>
          <text:p text:style-name="P4"><text:a xlink:type="simple" xlink:href="#1.3.1.Timer:|outline" text:style-name="Internet_20_link" text:visited-style-name="Internet_20_link">1.3.1. </text:a>Timer:<text:tab/>3</text:p>
          <text:p text:style-name="P4"><text:a xlink:type="simple" xlink:href="#1.3.2.JOptionPane|outline" text:style-name="Internet_20_link" text:visited-style-name="Internet_20_link">1.3.2. </text:a>JOptionPane<text:tab/>4</text:p>
          <text:p text:style-name="P4"><text:a xlink:type="simple" xlink:href="#1.3.3.Tastatur|outline" text:style-name="Internet_20_link" text:visited-style-name="Internet_20_link">1.3.3. </text:a>Tastatur<text:tab/>4</text:p>
        </text:index-body>
      </text:table-of-content>
      <text:p text:style-name="Text_20_body"/>
      <text:list text:style-name="Outline">
        <text:list-item>
          <text:h text:style-name="Heading_20_1" text:outline-level="1">Meine Java Referenz</text:h>
          <text:list>
            <text:list-item>
              <text:h text:style-name="Heading_20_2" text:outline-level="2">Ziele</text:h>
            </text:list-item>
          </text:list>
        </text:list-item>
      </text:list>
      <text:list text:style-name="List_20_3">
        <text:list-item>
          <text:p text:style-name="P1">Wichtigste Sprachkonstrukte lernen</text:p>
        </text:list-item>
      </text:list>
      <text:list text:style-name="Outline" text:continue-numbering="true">
        <text:list-item>
          <text:list text:continue-numbering="true">
            <text:list-item>
              <text:h text:style-name="Heading_20_2" text:outline-level="2"><text:span text:style-name="Citation"><text:span text:style-name="T1">Meine Java-Referenz: Grundlagen</text:span></text:span></text:h>
            </text:list-item>
          </text:list>
        </text:list-item>
      </text:list>
      <text:p text:style-name="code"><text:span text:style-name="Citation"><text:span text:style-name="T1">int, char, byte, float, double, <text:line-break/>short, long<text:line-break/>boolean<text:line-break/>String <text:line-break/><text:line-break/>java.util.</text:span></text:span><text:span text:style-name="Citation"><text:span text:style-name="T2">R</text:span></text:span><text:span text:style-name="Citation"><text:span text:style-name="T1">andom zufall= </text:span></text:span><text:span text:style-name="Citation"><text:span text:style-name="T2">new</text:span></text:span><text:span text:style-name="Citation"><text:span text:style-name="T1"> java.util.</text:span></text:span><text:span text:style-name="Citation"><text:span text:style-name="T2">R</text:span></text:span><text:span text:style-name="Citation"><text:span text:style-name="T1">andom</text:span></text:span><text:span text:style-name="Citation"><text:span text:style-name="T2">();</text:span></text:span><text:span text:style-name="Citation"><text:span text:style-name="T1"><text:line-break/></text:span></text:span></text:p>
      <text:p text:style-name="Text_20_body"><text:span text:style-name="Citation"><text:span text:style-name="T1"/></text:span></text:p>
      <text:p text:style-name="code"><text:span text:style-name="Citation"><text:span text:style-name="T1">%, ==, =, &lt;, &lt;=, !=, &gt;, &gt;=, &amp;&amp;, ||, !</text:span></text:span></text:p>
      <text:p text:style-name="Text_20_body"><text:span text:style-name="Citation"><text:span text:style-name="T1"/></text:span></text:p>
      <text:p text:style-name="code"><text:span text:style-name="Citation"><text:span text:style-name="T1">java.io.BufferedReader eingabe;<text:line-break/>eingabe= new java.io.</text:span></text:span><text:span text:style-name="Citation"><text:span text:style-name="T2">B</text:span></text:span><text:span text:style-name="Citation"><text:span text:style-name="T1">ufferedReader( new InputStreamReader( System.in));<text:line-break/></text:span></text:span></text:p>
      <text:p text:style-name="code"><text:span text:style-name="Citation"><text:span text:style-name="T1">String s;</text:span></text:span></text:p>
      <text:p text:style-name="code"><text:span text:style-name="Citation"><text:span text:style-name="T1">int i;</text:span></text:span></text:p>
      <text:p text:style-name="code"><text:span text:style-name="Citation"><text:span text:style-name="T1"/></text:span></text:p>
      <text:p text:style-name="code"><text:span text:style-name="Citation"><text:span text:style-name="T1">s= eingabe.readLine();</text:span></text:span></text:p>
      <text:p text:style-name="code"><text:span text:style-name="Citation"><text:span text:style-name="T1">i= Integer.parseInt(s);</text:span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>System.out.println("Eine Zahl: " + i);</text:span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>String s;</text:span></text:span></text:p>
      <text:p text:style-name="code"><text:span text:style-name="Citation"><text:span text:style-name="T1">int i;</text:span></text:span></text:p>
      <text:p text:style-name="code"><text:span text:style-name="Citation"><text:span text:style-name="T1"/></text:span></text:p>
      <text:p text:style-name="code"><text:span text:style-name="Citation"><text:span text:style-name="T1">java.util.</text:span></text:span><text:span text:style-name="Citation"><text:span text:style-name="T2">S</text:span></text:span><text:span text:style-name="Citation"><text:span text:style-name="T1">canner eingabe;</text:span></text:span></text:p>
      <text:p text:style-name="code"><text:span text:style-name="Citation"><text:span text:style-name="T1">eingabe= new java.util.Scanner(System.in);</text:span></text:span></text:p>
      <text:p text:style-name="code"><text:span text:style-name="Citation"><text:span text:style-name="T1">i= eingabe.nextInt();</text:span></text:span></text:p>
      <text:p text:style-name="Standard"><text:span text:style-name="Citation"><text:span text:style-name="T1"/></text:span></text:p>
      <text:p text:style-name="code"><text:span text:style-name="Citation"><text:span text:style-name="T1">String s;</text:span></text:span></text:p>
      <text:p text:style-name="code"><text:span text:style-name="Citation"><text:span text:style-name="T1">int i;</text:span></text:span></text:p>
      <text:p text:style-name="code"><text:span text:style-name="Citation"><text:span text:style-name="T1">i=17;</text:span></text:span></text:p>
      <text:p text:style-name="code"><text:span text:style-name="Citation"><text:span text:style-name="T1">doubel d;</text:span></text:span></text:p>
      <text:p text:style-name="code"><text:span text:style-name="Citation"><text:span text:style-name="T1"/></text:span></text:p>
      <text:p text:style-name="code"><text:span text:style-name="Citation"><text:span text:style-name="T1">s= String.valueOf(i);</text:span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>s= "3.14";</text:span></text:span></text:p>
      <text:p text:style-name="code"><text:span text:style-name="Citation"><text:span text:style-name="T1">d= Double.parseDouble(s);</text:span></text:span></text:p>
      <text:p text:style-name="code"><text:span text:style-name="Citation"><text:s/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p text:style-name="code"><text:span text:style-name="Citation"><text:span text:style-name="T1">do {</text:span></text:span></text:p>
      <text:p text:style-name="code"><text:span text:style-name="Citation"><text:span text:style-name="T1"><text:tab/>zahl= eingabe.nextInt();</text:span></text:span></text:p>
      <text:p text:style-name="code"><text:span text:style-name="Citation"><text:span text:style-name="T1">}while (zahl &gt; 5);</text:span></text:span></text:p>
      <text:p text:style-name="code"><text:span text:style-name="Citation"><text:span text:style-name="T1"/></text:span></text:p>
      <text:p text:style-name="Text_20_body"><text:span text:style-name="Citation"><text:span text:style-name="T1"/></text:span></text:p>
      <text:p text:style-name="code"><text:span text:style-name="Citation"><text:span text:style-name="T1">if (3==zahl){</text:span></text:span></text:p>
      <text:p text:style-name="code"><text:span text:style-name="Citation"><text:span text:style-name="T1"><text:tab/>System.out.print("Das war 3");</text:span></text:span></text:p>
      <text:p text:style-name="code"><text:span text:style-name="Citation"><text:span text:style-name="T1">}</text:span></text:span></text:p>
      <text:p text:style-name="code"><text:span text:style-name="Citation"><text:span text:style-name="T1"/></text:span></text:p>
      <text:p text:style-name="Text_20_body"><text:span text:style-name="Citation"><text:span text:style-name="T1"/></text:span></text:p>
      <text:p text:style-name="code"><text:span text:style-name="Citation"><text:span text:style-name="T1">if (3==zahl){</text:span></text:span></text:p>
      <text:p text:style-name="code"><text:span text:style-name="Citation"><text:span text:style-name="T1"><text:tab/>System.out.print("Das war 3");</text:span></text:span></text:p>
      <text:p text:style-name="code"><text:span text:style-name="Citation"><text:span text:style-name="T1">}</text:span></text:span></text:p>
      <text:p text:style-name="code"><text:span text:style-name="Citation"><text:span text:style-name="T1">else {</text:span></text:span></text:p>
      <text:p text:style-name="code"><text:span text:style-name="Citation"><text:span text:style-name="T1"><text:tab/>System.out.print("sonst");</text:span></text:span></text:p>
      <text:p text:style-name="code"><text:span text:style-name="Citation"><text:span text:style-name="T1">}</text:span></text:span></text:p>
      <text:p text:style-name="Text_20_body"><text:span text:style-name="Citation"><text:span text:style-name="T1"/></text:span></text:p>
      <text:p text:style-name="code"><text:span text:style-name="Citation"><text:span text:style-name="T1">if (3==zahl){</text:span></text:span></text:p>
      <text:p text:style-name="code"><text:span text:style-name="Citation"><text:span text:style-name="T1"><text:tab/>System.out.print("Das war 3");</text:span></text:span></text:p>
      <text:p text:style-name="code"><text:span text:style-name="Citation"><text:span text:style-name="T1">}</text:span></text:span></text:p>
      <text:p text:style-name="code"><text:span text:style-name="Citation"><text:span text:style-name="T1">else if (4==zahl){</text:span></text:span></text:p>
      <text:p text:style-name="code"><text:span text:style-name="Citation"><text:span text:style-name="T1"><text:tab/>System.out.print("Das war 4");</text:span></text:span></text:p>
      <text:p text:style-name="code"><text:span text:style-name="Citation"><text:span text:style-name="T1">}</text:span></text:span></text:p>
      <text:p text:style-name="code"><text:span text:style-name="Citation"><text:span text:style-name="T1">else {</text:span></text:span></text:p>
      <text:p text:style-name="code"><text:span text:style-name="Citation"><text:span text:style-name="T1"><text:tab/>System.out.print("sonst");</text:span></text:span></text:p>
      <text:p text:style-name="code"><text:span text:style-name="Citation"><text:span text:style-name="T1">}</text:span></text:span></text:p>
      <text:p text:style-name="Text_20_body"><text:span text:style-name="Citation"><text:span text:style-name="T1"/></text:span></text:p>
      <text:p text:style-name="code"><text:span text:style-name="Citation"><text:span text:style-name="T1">zahl= eingabe.nextInt()</text:span></text:span><text:span text:style-name="Citation">;</text:span></text:p>
      <text:p text:style-name="code"><text:span text:style-name="Citation"><text:span text:style-name="T1">switch (zahl){</text:span></text:span></text:p>
      <text:p text:style-name="code"><text:span text:style-name="Citation"><text:span text:style-name="T1"><text:tab/>case 1:</text:span></text:span></text:p>
      <text:p text:style-name="code"><text:span text:style-name="Citation"><text:span text:style-name="T1"><text:tab/><text:tab/>System.out.print("1 war das");</text:span></text:span></text:p>
      <text:p text:style-name="code"><text:span text:style-name="Citation"><text:span text:style-name="T1"><text:tab/><text:tab/>break;</text:span></text:span></text:p>
      <text:p text:style-name="code"><text:span text:style-name="Citation"><text:span text:style-name="T1"><text:tab/>case 2:</text:span></text:span></text:p>
      <text:p text:style-name="code"><text:span text:style-name="Citation"><text:span text:style-name="T1"><text:tab/><text:tab/>System.out.print("2 war das");</text:span></text:span></text:p>
      <text:p text:style-name="code"><text:span text:style-name="Citation"><text:span text:style-name="T1"><text:tab/><text:tab/>break;</text:span></text:span></text:p>
      <text:p text:style-name="code"><text:span text:style-name="Citation"><text:span text:style-name="T1"><text:tab/>default:</text:span></text:span></text:p>
      <text:p text:style-name="code"><text:span text:style-name="Citation"><text:span text:style-name="T1"><text:tab/><text:tab/>System.out.print("sonst");</text:span></text:span></text:p>
      <text:p text:style-name="code"><text:span text:style-name="Citation"><text:span text:style-name="T1"><text:tab/><text:tab/>break;</text:span></text:span></text:p>
      <text:p text:style-name="code"><text:span text:style-name="Citation"><text:span text:style-name="T1">}</text:span></text:span></text:p>
      <text:p text:style-name="Text_20_body"><text:span text:style-name="Citation"><text:span text:style-name="T1"/></text:span></text:p>
      <text:p text:style-name="code"><text:span text:style-name="Citation"><text:span text:style-name="T1">for (i=0; i &lt; 10; i++){</text:span></text:span></text:p>
      <text:p text:style-name="code"><text:span text:style-name="Citation"><text:span text:style-name="T1"><text:tab/>System.out.print(i);</text:span></text:span></text:p>
      <text:p text:style-name="code"><text:span text:style-name="Citation"><text:span text:style-name="T1">}</text:span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p text:style-name="code"><text:span text:style-name="Citation"><text:span text:style-name="T1">i=0;</text:span></text:span></text:p>
      <text:p text:style-name="code"><text:span text:style-name="Citation"><text:span text:style-name="T1">while(i &lt; 10){</text:span></text:span></text:p>
      <text:p text:style-name="code"><text:span text:style-name="Citation"><text:span text:style-name="T1"><text:tab/>System.out.print(i);</text:span></text:span></text:p>
      <text:p text:style-name="code"><text:span text:style-name="Citation"><text:span text:style-name="T1"><text:tab/>i++;</text:span></text:span></text:p>
      <text:p text:style-name="code"><text:span text:style-name="Citation"><text:span text:style-name="T1">}</text:span></text:span></text:p>
      <text:p text:style-name="Text_20_body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>int[] a;</text:span></text:span></text:p>
      <text:p text:style-name="code"><text:span text:style-name="Citation"><text:span text:style-name="T1"/></text:span></text:p>
      <text:p text:style-name="code"><text:span text:style-name="Citation"><text:span text:style-name="T1">...</text:span></text:span></text:p>
      <text:p text:style-name="code"><text:span text:style-name="Citation"><text:span text:style-name="T1">a= new int[10];</text:span></text:span></text:p>
      <text:p text:style-name="code"><text:span text:style-name="Citation"><text:span text:style-name="T1"/></text:span></text:p>
      <text:p text:style-name="code"><text:span text:style-name="Citation"><text:span text:style-name="T1">for (i=0; i &lt; a.length; i++){</text:span></text:span></text:p>
      <text:p text:style-name="code"><text:span text:style-name="Citation"><text:span text:style-name="T1"><text:tab/>a[i]= eingabe.nextInt();</text:span></text:span></text:p>
      <text:p text:style-name="code"><text:span text:style-name="Citation"><text:span text:style-name="T1">}</text:span></text:span></text:p>
      <text:p text:style-name="code"><text:span text:style-name="Citation"><text:span text:style-name="T1"/></text:span></text:p>
      <text:p text:style-name="Text_20_body"><text:span text:style-name="Citation"><text:span text:style-name="T1"/></text:span></text:p>
      <text:list text:style-name="Outline" text:continue-numbering="true">
        <text:list-item>
          <text:list text:continue-numbering="true">
            <text:list-item>
              <text:h text:style-name="Heading_20_2" text:outline-level="2"><text:span text:style-name="Citation"><text:span text:style-name="T1">Meine Java Referenz: GUI</text:span></text:span></text:h>
            </text:list-item>
          </text:list>
        </text:list-item>
      </text:list>
      <text:p text:style-name="Text_20_body"><text:span text:style-name="Citation"><text:span text:style-name="T1"/></text:span>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pan text:style-name="Citation"><text:span text:style-name="T1">Timer:</text:span></text:span></text:h>
                </text:list-item>
              </text:list>
            </text:list-item>
          </text:list>
        </text:list-item>
      </text:list>
      <text:p text:style-name="Text_20_body"><text:span text:style-name="Citation"><text:span text:style-name="T1"/></text:span></text:p>
      <text:p text:style-name="code"><text:span text:style-name="Citation"><text:span text:style-name="T4">public</text:span></text:span><text:span text:style-name="Citation"><text:span text:style-name="T6"> </text:span></text:span><text:span text:style-name="Citation"><text:span text:style-name="T4">void</text:span></text:span><text:span text:style-name="Citation"><text:span text:style-name="T6"> startTimer(){</text:span></text:span></text:p>
      <text:p text:style-name="code"><text:span text:style-name="T5"><text:tab/><text:tab/></text:span><text:span text:style-name="T3">int</text:span><text:span text:style-name="T5"> delay = 1000;<text:tab/> <text:s text:c="3"/></text:span><text:span text:style-name="T9">// Jede Sekunde ein Tick</text:span></text:p>
      <text:p text:style-name="code"><text:span text:style-name="T5"><text:tab/><text:tab/>javax.swing.Timer t;<text:tab/></text:span><text:span text:style-name="T9">// TIMER definieren</text:span></text:p>
      <text:p text:style-name="code"><text:tab/><text:tab/></text:p>
      <text:p text:style-name="code"/>
      <text:p text:style-name="code"><text:span text:style-name="T5"><text:tab/><text:tab/></text:span><text:span text:style-name="T9">// Befehle bei einem Tick definieren</text:span></text:p>
      <text:p text:style-name="code"><text:span text:style-name="T5"><text:tab/><text:tab/>t= </text:span><text:span text:style-name="T3">new</text:span><text:span text:style-name="T5"> javax.swing.Timer(delay, </text:span></text:p>
      <text:p text:style-name="code"><text:span text:style-name="T5"><text:tab/><text:tab/><text:tab/><text:tab/></text:span><text:span text:style-name="T3">new</text:span><text:span text:style-name="T5"> java.awt.event.ActionListener() {</text:span></text:p>
      <text:p text:style-name="code"><text:span text:style-name="T5"><text:tab/><text:tab/><text:tab/><text:tab/><text:tab/></text:span><text:span text:style-name="T3">public</text:span><text:span text:style-name="T5"> </text:span><text:span text:style-name="T3">void</text:span><text:span text:style-name="T5"> actionPerformed(java.awt.event.ActionEvent e) {</text:span></text:p>
      <text:p text:style-name="code"><text:span text:style-name="T5"><text:tab/><text:tab/><text:tab/><text:tab/><text:tab/><text:tab/></text:span><text:span text:style-name="T9">// wert aus dem Label lesen</text:span></text:p>
      <text:p text:style-name="code"><text:span text:style-name="T5"><text:tab/><text:tab/><text:tab/><text:tab/><text:tab/><text:tab/></text:span><text:span text:style-name="T3">int</text:span><text:span text:style-name="T5"> value= Integer.</text:span><text:span text:style-name="T7">parseInt</text:span><text:span text:style-name="T5">(</text:span><text:span text:style-name="T11">jLabelTime</text:span><text:span text:style-name="T5">.getText());</text:span></text:p>
      <text:p text:style-name="code"><text:tab/><text:tab/><text:tab/><text:tab/><text:tab/><text:tab/></text:p>
      <text:p text:style-name="code"><text:span text:style-name="T5"><text:tab/><text:tab/><text:tab/><text:tab/><text:tab/><text:tab/></text:span><text:span text:style-name="T9">// wert erniedrigen</text:span></text:p>
      <text:p text:style-name="code"><text:tab/><text:tab/><text:tab/><text:tab/><text:tab/><text:tab/>value--;</text:p>
      <text:p text:style-name="code"><text:tab/> <text:s text:c="3"/><text:tab/></text:p>
      <text:p text:style-name="code"><text:span text:style-name="T5"><text:tab/><text:tab/><text:tab/><text:tab/><text:tab/><text:tab/></text:span><text:span text:style-name="T9">// wert wieder ins label schreiben</text:span></text:p>
      <text:p text:style-name="code"><text:span text:style-name="T5"><text:tab/><text:tab/><text:tab/><text:tab/><text:tab/><text:tab/></text:span><text:span text:style-name="T11">jLabelTime</text:span><text:span text:style-name="T5">.setText(String.</text:span><text:span text:style-name="T7">valueOf</text:span><text:span text:style-name="T5">(value));</text:span></text:p>
      <text:p text:style-name="code"><text:tab/> <text:s text:c="3"/><text:tab/></text:p>
      <text:p text:style-name="code"><text:span text:style-name="T5"><text:tab/><text:tab/><text:tab/><text:tab/><text:tab/><text:tab/></text:span><text:span text:style-name="T9">// wenn 0 erreicht -&gt; Meldung an User und Ende</text:span></text:p>
      <text:p text:style-name="code"><text:span text:style-name="T5"><text:tab/><text:tab/><text:tab/><text:tab/><text:tab/><text:tab/></text:span><text:span text:style-name="T3">if</text:span><text:span text:style-name="T5"> (value == 0){</text:span></text:p>
      <text:p text:style-name="code"><text:span text:style-name="T5"><text:tab/><text:tab/><text:tab/><text:tab/><text:tab/><text:tab/><text:tab/>javax.swing.JOptionPane.</text:span><text:span text:style-name="T7">showMessageDialog</text:span><text:span text:style-name="T5">(</text:span><text:span text:style-name="T3">null</text:span><text:span text:style-name="T5">,</text:span></text:p>
      <text:p text:style-name="code"><text:span text:style-name="T5"><text:tab/><text:tab/><text:tab/><text:tab/><text:tab/><text:tab/><text:tab/><text:tab/><text:tab/></text:span><text:span text:style-name="T14">"Ende"</text:span><text:span text:style-name="T5">, </text:span><text:span text:style-name="T14">"ENDE"</text:span><text:span text:style-name="T5">, javax.swing.JOptionPane.</text:span><text:span text:style-name="T12">INFORMATION_MESSAGE</text:span><text:span text:style-name="T5">);</text:span></text:p>
      <text:p text:style-name="code"><text:tab/> <text:s text:c="3"/><text:tab/><text:tab/></text:p>
      <text:p text:style-name="code"><text:tab/><text:tab/><text:tab/><text:tab/><text:tab/><text:tab/><text:tab/>System.<text:span text:style-name="T16">exit</text:span>(0);</text:p>
      <text:p text:style-name="code"><text:span text:style-name="T5"><text:tab/><text:tab/><text:tab/><text:tab/><text:tab/><text:tab/>} </text:span><text:span text:style-name="T9">//actionPerformed</text:span></text:p>
      <text:p text:style-name="code"><text:span text:style-name="T5"><text:tab/><text:tab/><text:tab/><text:tab/><text:tab/>} </text:span><text:span text:style-name="T9">//ActionListener</text:span></text:p>
      <text:p text:style-name="code"><text:span text:style-name="T5"><text:tab/><text:tab/><text:tab/><text:tab/>}); </text:span><text:span text:style-name="T9">// new Timer</text:span></text:p>
      <text:p text:style-name="code"><text:tab/> <text:s/></text:p>
      <text:p text:style-name="code"><text:span text:style-name="T5"><text:tab/><text:tab/></text:span><text:span text:style-name="T9">// Timer nun starten</text:span></text:p>
      <text:p text:style-name="code"><text:tab/><text:tab/>t.start();</text:p>
      <text:p text:style-name="code"><text:tab/>}</text:p>
      <text:p text:style-name="code"><text:span text:style-name="Citation"><text:span text:style-name="T1"/></text:span></text:p>
      <text:p text:style-name="Text_20_body"><text:span text:style-name="Citation"><text:span text:style-name="T1"/></text:span>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pan text:style-name="Citation"><text:span text:style-name="T1">JOptionPane</text:span></text:span></text:h>
                </text:list-item>
              </text:list>
            </text:list-item>
          </text:list>
        </text:list-item>
      </text:list>
      <text:p text:style-name="code"><text:span text:style-name="T5">javax.swing.JOptionPane.</text:span><text:span text:style-name="T7">showMessageDialog</text:span><text:span text:style-name="T5">(</text:span><text:span text:style-name="T3">null</text:span><text:span text:style-name="T5">,</text:span></text:p>
      <text:p text:style-name="code"><text:span text:style-name="Citation"><text:span text:style-name="T8"><text:tab/><text:tab/></text:span></text:span><text:span text:style-name="Citation"><text:span text:style-name="T15">"Ende"</text:span></text:span><text:span text:style-name="Citation"><text:span text:style-name="T8">, </text:span></text:span><text:span text:style-name="Citation"><text:span text:style-name="T15">"ENDE"</text:span></text:span><text:span text:style-name="Citation"><text:span text:style-name="T8">, javax.swing.JOptionPane.</text:span></text:span><text:span text:style-name="Citation"><text:span text:style-name="T12">INFORMATION_MESSAGE</text:span></text:span><text:span text:style-name="Citation"><text:span text:style-name="T8">);</text:span></text:span></text:p>
      <text:p text:style-name="code"><text:span text:style-name="Citation"><text:span text:style-name="T1"/></text:span></text:p>
      <text:p text:style-name="Text_20_body"><text:span text:style-name="Citation"><text:span text:style-name="T1"/></text:span>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pan text:style-name="Citation"><text:span text:style-name="T1">Tastatur</text:span></text:span></text:h>
                </text:list-item>
              </text:list>
            </text:list-item>
          </text:list>
        </text:list-item>
      </text:list>
      <text:p text:style-name="code"><text:span text:style-name="Citation"><text:span text:style-name="T4">if</text:span></text:span><text:span text:style-name="Citation"><text:span text:style-name="T6"> (e.getKeyChar()== java.awt.event.KeyEvent.</text:span></text:span><text:span text:style-name="Citation"><text:span text:style-name="T13">VK_ENTER</text:span></text:span><text:span text:style-name="Citation"><text:span text:style-name="T6">) </text:span></text:span></text:p>
      <text:p text:style-name="code"><text:span text:style-name="Citation"><text:span text:style-name="T10">// Enter taste gedrückt????</text:span></text:span></text:p>
      <text:p text:style-name="code">{</text:p>
      <text:p text:style-name="code"><text:s/>....</text:p>
      <text:p text:style-name="code">}</text:p>
      <text:p text:style-name="code"/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user-index text:style-name="Sect1" text:protected="true" text:name="Benutzerdefiniert1">
        <text:user-index-source text:use-index-marks="true" text:use-index-source-styles="true" text:index-name="User-Defined">
          <text:index-title-template text:style-name="User_20_Index_20_Heading">Aufgabenverzeichni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aufgabe_5f_überschrift"/>
          </text:index-source-styles>
          <text:index-source-styles text:outline-level="2">
            <text:index-source-style text:style-name="aufgabe"/>
          </text:index-source-styles>
        </text:user-index-source>
        <text:index-body>
          <text:index-title text:style-name="Sect2" text:name="Benutzerdefiniert1_Head">
            <text:p text:style-name="User_20_Index_20_Heading">Aufgabenverzeichnis</text:p>
          </text:index-title>
        </text:index-body>
      </text:user-index>
      <text:p text:style-name="Text_20_body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list-style-name="Outline" style:class="text" style:master-page-name="" style:default-outline-level="1">
      <style:paragraph-properties fo:background-color="transparent" fo:padding="0cm" fo:border-left="none" fo:border-right="none" fo:border-top="none" fo:border-bottom="0.088cm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list-style-name="Outline" style:class="text" style:default-outline-level="2">
      <style:paragraph-properties fo:padding="0cm" fo:border-left="none" fo:border-right="none" fo:border-top="none" fo:border-bottom="0.035cm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Outline" style:class="text" style:default-outline-level="3">
      <style:paragraph-properties fo:padding="0cm" fo:border-left="none" fo:border-right="none" fo:border-top="none" fo:border-bottom="0.018cm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02cm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0.088cm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fo:background-color="#ccffff" fo:padding="0.049cm" fo:border="0.002cm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02cm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018cm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list-style-name="">
      <style:paragraph-properties fo:background-color="transparent" fo:padding="0cm" fo:border-left="none" fo:border-right="none" fo:border-top="none" fo:border-bottom="0.002cm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bold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text:style-name="Numbering_20_Symbols" style:num-suffix=". " style:num-format="1">
        <style:list-level-properties text:min-label-distance="0.381cm"/>
      </text:list-level-style-number>
      <text:list-level-style-number text:level="2" style:num-suffix=". " style:num-format="1" text:display-levels="2">
        <style:list-level-properties text:min-label-distance="0.381cm"/>
      </text:list-level-style-number>
      <text:list-level-style-number text:level="3" style:num-suffix=". " style:num-format="1" text:display-levels="3">
        <style:list-level-properties text:min-label-distance="0.381cm"/>
      </text:list-level-style-number>
      <text:list-level-style-number text:level="4" style:num-format="1" text:display-levels="3">
        <style:list-level-properties text:min-label-distance="0.381cm"/>
      </text:list-level-style-number>
      <text:list-level-style-number text:level="5" style:num-format="1" text:display-levels="3">
        <style:list-level-properties text:min-label-distance="0.381cm"/>
      </text:list-level-style-number>
      <text:list-level-style-number text:level="6" style:num-format="1" text:display-levels="3">
        <style:list-level-properties text:min-label-distance="0.381cm"/>
      </text:list-level-style-number>
      <text:list-level-style-number text:level="7" style:num-format="1" text:display-levels="3">
        <style:list-level-properties text:min-label-distance="0.381cm"/>
      </text:list-level-style-number>
      <text:list-level-style-number text:level="8" style:num-format="1" text:display-levels="3">
        <style:list-level-properties text:min-label-distance="0.381cm"/>
      </text:list-level-style-number>
      <text:list-level-style-number text:level="9" style:num-format="1" text:display-levels="3">
        <style:list-level-properties text:min-label-distance="0.381cm"/>
      </text:list-level-style-number>
      <text:list-level-style-number text:level="10" style:num-format="1" text:display-levels="3">
        <style:list-level-properties text:min-label-distance="0.381cm"/>
      </text:list-level-style-number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style:num-suffix=".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Header">Java<text:tab/>Referenz<text:tab/>Arbeitsunterlage</text:p>
      </style:header>
      <style:footer>
        <text:p text:style-name="Footer">Informatik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nton Hofmann</meta:initial-creator>
    <meta:creation-date>2007-11-30T10:16:57</meta:creation-date>
    <dc:creator>Anton Hofmann</dc:creator>
    <dc:date>2008-03-03T13:20:51</dc:date>
    <dc:language>de-DE</dc:language>
    <meta:editing-cycles>6</meta:editing-cycles>
    <meta:editing-duration>PT1H3M21S</meta:editing-duration>
    <meta:template xlink:type="simple" xlink:actuate="onRequest" xlink:role="template" xlink:href="/C:/Dokumente%20und%20Einstellungen/ahofmann/Anwendungsdaten/OpenOffice.org2/user/template/arbeitsunterlage.ott" xlink:title="arbeitsunterlage" meta:date="2007-11-30T10:16:56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24" meta:word-count="299" meta:character-count="2630"/>
  </office:meta>
</office:document-meta>
</file>